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06F19A40EB548245447.png" manifest:media-type="image/png"/>
  <manifest:file-entry manifest:full-path="Pictures/10000201000004DF000001868CCCAD1E0D2FF5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972f" draw:textarea-horizontal-align="justify" draw:textarea-vertical-align="top" draw:auto-grow-height="false" fo:min-height="7.95cm" fo:min-width="16.3cm"/>
      <style:paragraph-properties style:writing-mode="lr-tb"/>
    </style:style>
    <style:style style:name="gr2" style:family="graphic" style:parent-style-name="standard">
      <style:graphic-properties svg:stroke-color="#000000" draw:fill-color="#ea7500" draw:textarea-horizontal-align="justify" draw:textarea-vertical-align="top" draw:auto-grow-height="false" fo:min-height="5.75cm" fo:min-width="13.9cm"/>
      <style:paragraph-properties style:writing-mode="lr-tb"/>
    </style:style>
    <style:style style:name="gr3" style:family="graphic" style:parent-style-name="standard">
      <style:graphic-properties svg:stroke-color="#000000" draw:fill-color="#ffb66c" draw:textarea-horizontal-align="justify" draw:textarea-vertical-align="middle" draw:auto-grow-height="false" fo:min-height="3.55cm" fo:min-width="11.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194cm" fo:min-width="2.144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1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0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1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2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3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4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5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6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7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8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29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0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1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2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3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4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5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6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2cm"/>
    </style:style>
    <style:style style:name="gr38" style:family="graphic" style:parent-style-name="objectwithoutfill">
      <style:graphic-properties draw:stroke="dash" draw:stroke-dash="Dashed_20__28_var_29_" draw:marker-end="Triangle_20_unfilled" draw:marker-end-width="0.3cm" draw:fill="solid" draw:textarea-vertical-align="middle"/>
    </style:style>
    <style:style style:name="gr39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0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1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2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3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4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45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6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gr47" style:family="graphic" style:parent-style-name="standard" style:list-style-name="L1">
      <style:graphic-properties svg:stroke-color="#ffffff" svg:stroke-opacity="0%" draw:fill-color="#ffffff" draw:opacity="0%" draw:opacity-name="" draw:textarea-horizontal-align="justify" draw:textarea-vertical-align="middle" draw:auto-grow-height="false" fo:min-height="0.472cm" fo:min-width="2.222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ea7500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-color="#ffffff"/>
      <style:paragraph-properties fo:text-align="center"/>
      <style:text-properties fo: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/>
      <style:paragraph-properties fo:text-align="center"/>
      <style:text-properties fo:color="#000000"/>
    </style:style>
    <style:style style:name="P1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2" draw:layer="layout" svg:width="16.8cm" svg:height="8.2cm" svg:x="5.4cm" svg:y="3.6cm">
          <text:p text:style-name="P1">요구공학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4cm" svg:height="6cm" svg:x="6.6cm" svg:y="4.8cm">
          <text:p text:style-name="P1">요구사항 관리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cm" svg:height="3.8cm" svg:x="7.8cm" svg:y="6cm">
          <text:p text:style-name="P1">요구사항 개발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g>
          <draw:frame draw:style-name="gr5" draw:text-style-name="P1" draw:layer="layout" svg:width="27.999cm" svg:height="8.756cm" svg:x="0.026cm" svg:y="3.513cm">
            <draw:image xlink:href="Pictures/10000201000004DF000001868CCCAD1E0D2FF537.png" xlink:type="simple" xlink:show="embed" xlink:actuate="onLoad" loext:mime-type="image/png">
              <text:p text:style-name="P1"/>
            </draw:image>
          </draw:frame>
          <draw:custom-shape draw:style-name="gr6" draw:text-style-name="P7" draw:layer="layout" svg:width="2.2cm" svg:height="2.2cm" svg:x="19.3cm" svg:y="5cm">
            <text:p text:style-name="P6"><text:span text:style-name="T1">물품 확인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2.8cm" svg:height="1.6cm" svg:x="24cm" svg:y="5.3cm">
            <text:p text:style-name="P8"><text:span text:style-name="T2">물품 확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21.6cm" svg:y1="8.4cm" svg:x2="24.2cm" svg:y2="8.4cm">
            <text:p/>
          </draw:line>
          <draw:custom-shape draw:style-name="gr9" draw:text-style-name="P11" draw:layer="layout" svg:width="2.8cm" svg:height="0.8cm" svg:x="21.4cm" svg:y="7.6cm">
            <text:p text:style-name="P8"><text:span text:style-name="T2">물품 코드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12" draw:layer="layout" draw:type="lines" svg:x1="18.837cm" svg:y1="9cm" svg:x2="21.6cm" svg:y2="9cm" svg:d="M18837 9000h2763" svg:viewBox="0 0 2764 1">
            <text:p/>
          </draw:connector>
          <draw:connector draw:style-name="gr10" draw:text-style-name="P12" draw:layer="layout" draw:type="lines" svg:x1="18.838cm" svg:y1="9.8cm" svg:x2="21.601cm" svg:y2="9.8cm" svg:d="M18838 9800h2763" svg:viewBox="0 0 2764 1">
            <text:p/>
          </draw:connector>
          <draw:custom-shape draw:style-name="gr11" draw:text-style-name="P11" draw:layer="layout" svg:width="2.8cm" svg:height="0.8cm" svg:x="19.001cm" svg:y="9.001cm">
            <text:p text:style-name="P8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12" xml:id="id1" draw:id="id1" draw:layer="layout" draw:type="lines" svg:x1="24.037cm" svg:y1="9.001cm" svg:x2="26.8cm" svg:y2="9.001cm" svg:d="M24037 9001h2763" svg:viewBox="0 0 2764 1">
            <text:p/>
          </draw:connector>
          <draw:connector draw:style-name="gr10" draw:text-style-name="P12" xml:id="id2" draw:id="id2" draw:layer="layout" draw:type="lines" svg:x1="24.038cm" svg:y1="9.801cm" svg:x2="26.801cm" svg:y2="9.801cm" svg:d="M24038 9801h2763" svg:viewBox="0 0 2764 1">
            <text:p/>
          </draw:connector>
          <draw:custom-shape draw:style-name="gr12" draw:text-style-name="P11" draw:layer="layout" svg:width="2.8cm" svg:height="0.8cm" svg:x="24.501cm" svg:y="9.002cm">
            <text:p text:style-name="P8"><text:span text:style-name="T2">물품대장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12" draw:layer="layout" draw:type="lines" svg:x1="24.037cm" svg:y1="9.001cm" svg:x2="24.038cm" svg:y2="9.801cm" draw:start-shape="id1" draw:start-glue-point="2" draw:end-shape="id2" draw:end-glue-point="2" svg:d="M24037 9001v501l1-202v501" svg:viewBox="0 0 2 801">
            <text:p/>
          </draw:connector>
          <draw:connector draw:style-name="gr10" draw:text-style-name="P12" draw:layer="layout" draw:type="lines" svg:x1="24.938cm" svg:y1="9.001cm" svg:x2="24.939cm" svg:y2="9.801cm" svg:d="M24938 9001v501l1-202v501" svg:viewBox="0 0 2 801">
            <text:p/>
          </draw:connector>
          <draw:custom-shape draw:style-name="gr13" draw:text-style-name="P11" draw:layer="layout" svg:width="2.8cm" svg:height="0.8cm" svg:x="23.102cm" svg:y="9.002cm">
            <text:p text:style-name="P8"><text:span text:style-name="T2">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2.8cm" svg:height="1cm" svg:x="19cm" svg:y="10.7cm">
            <text:p text:style-name="P1"><text:span text:style-name="T3">공장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2.8cm" svg:height="1cm" svg:x="23.8cm" svg:y="10.6cm"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2.8cm" svg:height="1cm" svg:x="24.2cm" svg:y="10.9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11" draw:layer="layout" svg:width="2.8cm" svg:height="0.8cm" svg:x="18.801cm" svg:y="9cm">
          <text:p text:style-name="P8"><text:span text:style-name="T2">물품대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16" draw:text-style-name="P1" draw:layer="layout" svg:width="21.007cm" svg:height="2.936cm" svg:x="3.522cm" svg:y="6.423cm">
          <draw:image xlink:href="Pictures/100002010000031A0000006F19A40EB54824544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custom-shape draw:style-name="gr17" draw:text-style-name="P1" draw:layer="layout" svg:width="4.4cm" svg:height="1.6cm" svg:x="12.2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2.4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2" draw:layer="layout" svg:x1="6.8cm" svg:y1="4.6cm" svg:x2="12.2cm" svg:y2="4.6cm">
          <text:p/>
        </draw:line>
        <draw:custom-shape draw:style-name="gr19" draw:text-style-name="P11" draw:layer="layout" svg:width="2.8cm" svg:height="0.8cm" svg:x="5.7cm" svg:y="3.7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8cm" svg:height="0.8cm" svg:x="10.501cm" svg:y="3.701cm">
          <text:p text:style-name="P8"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.8cm" svg:height="0.8cm" svg:x="3.202cm" svg:y="4.202cm">
          <text:p text:style-name="P8"><text:span text:style-name="T4">사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8cm" svg:height="0.8cm" svg:x="13.003cm" svg:y="4.203cm">
          <text:p text:style-name="P8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.8cm" svg:height="0.8cm" svg:x="13.003cm" svg:y="4.203cm">
          <text:p text:style-name="P8"><text:span text:style-name="T4">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12.2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2.401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2" draw:layer="layout" svg:x1="6.801cm" svg:y1="9.901cm" svg:x2="12.201cm" svg:y2="9.901cm">
          <text:p/>
        </draw:line>
        <draw:custom-shape draw:style-name="gr24" draw:text-style-name="P11" draw:layer="layout" svg:width="2.8cm" svg:height="0.8cm" svg:x="5.901cm" svg:y="9.001cm">
          <text:p text:style-name="P8"><text:span text:style-name="T2">1.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1" draw:layer="layout" svg:width="2.8cm" svg:height="0.8cm" svg:x="10.502cm" svg:y="9.002cm">
          <text:p text:style-name="P8"><text:span text:style-name="T2">1..* <text:s text:c="5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2.8cm" svg:height="0.8cm" svg:x="3.203cm" svg:y="9.503cm">
          <text:p text:style-name="P8"><text:span text:style-name="T4">선생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2.8cm" svg:height="0.8cm" svg:x="13.004cm" svg:y="9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draw:layer="layout" svg:width="2.8cm" svg:height="0.8cm" svg:x="13.004cm" svg:y="9.504cm">
          <text:p text:style-name="P8"><text:span text:style-name="T4">학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custom-shape draw:style-name="gr17" draw:text-style-name="P1" draw:layer="layout" svg:width="4.4cm" svg:height="1.6cm" svg:x="12.2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2.4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2" draw:layer="layout" svg:x1="12.2cm" svg:y1="4.7cm" svg:x2="7cm" svg:y2="4.7cm">
          <text:p/>
        </draw:line>
        <draw:custom-shape draw:style-name="gr29" draw:text-style-name="P11" draw:layer="layout" svg:width="2.8cm" svg:height="0.8cm" svg:x="3.202cm" svg:y="4.202cm">
          <text:p text:style-name="P8"><text:span text:style-name="T4">문</text:span><text:span text:style-name="T4">(Doo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2.8cm" svg:height="0.8cm" svg:x="13.003cm" svg:y="4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1" draw:layer="layout" svg:width="2.8cm" svg:height="0.8cm" svg:x="13.003cm" svg:y="4.203cm">
          <text:p text:style-name="P8"><text:span text:style-name="T4">키</text:span><text:span text:style-name="T4">(Ke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12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2.401cm" svg:y="6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2" draw:layer="layout" svg:x1="6.801cm" svg:y1="6.901cm" svg:x2="12.201cm" svg:y2="6.901cm">
          <text:p/>
        </draw:line>
        <draw:custom-shape draw:style-name="gr32" draw:text-style-name="P11" draw:layer="layout" svg:width="2.8cm" svg:height="0.8cm" svg:x="5.901cm" svg:y="6.001cm">
          <text:p text:style-name="P8"><text:span text:style-name="T2">1.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draw:layer="layout" svg:width="2.8cm" svg:height="0.8cm" svg:x="10.502cm" svg:y="6.002cm">
          <text:p text:style-name="P8"><text:span text:style-name="T2">1..* <text:s text:c="5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draw:layer="layout" svg:width="2.8cm" svg:height="0.8cm" svg:x="3.203cm" svg:y="6.503cm">
          <text:p text:style-name="P8"><text:span text:style-name="T4">선생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2.8cm" svg:height="0.8cm" svg:x="13.004cm" svg:y="6.5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2.8cm" svg:height="0.8cm" svg:x="13.004cm" svg:y="6.504cm">
          <text:p text:style-name="P8"><text:span text:style-name="T4">학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1.4cm" svg:height="0.4cm" svg:x="6.8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custom-shape draw:style-name="gr17" draw:text-style-name="P1" draw:layer="layout" svg:width="4.4cm" svg:height="1.6cm" svg:x="5.2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7.4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2" draw:layer="layout" svg:x1="7.4cm" svg:y1="7.6cm" svg:x2="9.6cm" svg:y2="5.4cm">
          <text:p/>
        </draw:line>
        <draw:custom-shape draw:style-name="gr39" draw:text-style-name="P11" draw:layer="layout" svg:width="2.8cm" svg:height="0.8cm" svg:x="8.202cm" svg:y="4.202cm">
          <text:p text:style-name="P8"><text:span text:style-name="T4">날 수 </text:span><text:span text:style-name="T4">있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.8cm" svg:height="0.8cm" svg:x="6.003cm" svg:y="7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1" draw:layer="layout" svg:width="2.8cm" svg:height="0.8cm" svg:x="6.003cm" svg:y="7.903cm">
          <text:p text:style-name="P8"><text:span text:style-name="T4">비행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10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1" draw:layer="layout" svg:width="2.8cm" svg:height="0.8cm" svg:x="10.803cm" svg:y="7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1" draw:layer="layout" svg:width="2.8cm" svg:height="0.8cm" svg:x="10.803cm" svg:y="7.903cm">
          <text:p text:style-name="P8"><text:span text:style-name="T4">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2" draw:layer="layout" svg:x1="12.2cm" svg:y1="7.601cm" svg:x2="9.6cm" svg:y2="5.4cm">
          <text:p/>
        </draw:lin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custom-shape draw:style-name="gr17" draw:text-style-name="P1" draw:layer="layout" svg:width="4.4cm" svg:height="1.6cm" svg:x="12.2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4.4cm" svg:height="1.6cm" svg:x="2.4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text-style-name="P12" draw:layer="layout" svg:x1="6.8cm" svg:y1="4.6cm" svg:x2="12.2cm" svg:y2="4.6cm">
          <text:p/>
        </draw:line>
        <draw:custom-shape draw:style-name="gr45" draw:text-style-name="P11" draw:layer="layout" svg:width="2.8cm" svg:height="0.8cm" svg:x="3.202cm" svg:y="4.202cm">
          <text:p text:style-name="P8"><text:span text:style-name="T4">등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1" draw:layer="layout" svg:width="2.8cm" svg:height="0.8cm" svg:x="13.003cm" svg:y="4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2.8cm" svg:height="0.8cm" svg:x="13.003cm" svg:y="4.203cm">
          <text:p text:style-name="P8"><text:span text:style-name="T4">할인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3:34:07.829115763</meta:creation-date>
    <dc:date>2024-04-21T18:19:30.476763264</dc:date>
    <meta:editing-duration>PT33M7S</meta:editing-duration>
    <meta:editing-cycles>3</meta:editing-cycles>
    <meta:generator>LibreOffice/6.4.7.2$Linux_X86_64 LibreOffice_project/40$Build-2</meta:generator>
    <meta:document-statistic meta:object-count="105"/>
  </office:meta>
</office:document-meta>
</file>